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Gentium Basic" officeooo:rsid="001d594a" officeooo:paragraph-rsid="001d594a"/>
    </style:style>
    <style:style style:name="P2" style:family="paragraph" style:parent-style-name="Standard">
      <style:paragraph-properties fo:text-align="center" style:justify-single-word="false"/>
      <style:text-properties style:font-name="Gentium Basic" fo:font-size="14pt" fo:font-weight="bold" officeooo:rsid="000e6a14" officeooo:paragraph-rsid="0022189b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Gentium Basic" officeooo:rsid="0022189b" officeooo:paragraph-rsid="0022189b"/>
    </style:style>
    <style:style style:name="P4" style:family="paragraph" style:parent-style-name="Standard">
      <style:text-properties style:font-name="Gentium Basic" fo:font-weight="bold" officeooo:rsid="0022189b" officeooo:paragraph-rsid="0022189b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Gentium Basic"/>
    </style:style>
    <style:style style:name="P6" style:family="paragraph" style:parent-style-name="Standard">
      <style:text-properties style:font-name="Gentium Basic" officeooo:rsid="002228bd" officeooo:paragraph-rsid="002228bd"/>
    </style:style>
    <style:style style:name="P7" style:family="paragraph" style:parent-style-name="Standard">
      <style:paragraph-properties fo:text-align="justify" style:justify-single-word="false"/>
      <style:text-properties officeooo:paragraph-rsid="002228b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Gentium Basic"/>
    </style:style>
    <style:style style:name="T1" style:family="text">
      <style:text-properties officeooo:rsid="0022189b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Gentium Basic" officeooo:rsid="0022189b"/>
    </style:style>
    <style:style style:name="T5" style:family="text">
      <style:text-properties style:font-name="Gentium Basic" officeooo:rsid="002228bd"/>
    </style:style>
    <style:style style:name="T6" style:family="text">
      <style:text-properties officeooo:rsid="002228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me Physics (GADV8001)</text:p>
      <text:p text:style-name="P2"/>
      <text:p text:style-name="P2">Assignment <text:span text:style-name="T1">2</text:span></text:p>
      <text:p text:style-name="P1"/>
      <text:p text:style-name="P3"><text:span text:style-name="T3">Due Date:</text:span> 4<text:span text:style-name="T2">th</text:span> January 2021</text:p>
      <text:p text:style-name="P3"/>
      <text:p text:style-name="P4">Description:</text:p>
      <text:p text:style-name="P7"><text:span text:style-name="T4">Prepare a short (6-7 page) report on the topic that you have been assigned below. Your report should give a high level overview of the state of the art of your </text:span><text:span text:style-name="T5">given </text:span><text:span text:style-name="T4">topic in the context of real-time gaming. The report should <text:s/>be well structured into appropriate sections and contain a </text:span><text:span text:style-name="T5">minimum of</text:span><text:span text:style-name="T4"> </text:span><text:span text:style-name="T5">10-15 references of which half should be to </text:span>appropriate<text:span text:style-name="T5"> academic sources and the remainder to implementations and applications.</text:span></text:p>
      <text:p text:style-name="P5"/>
      <text:list xml:id="list713163552" text:style-name="L1">
        <text:list-item>
          <text:p text:style-name="P8">Bounding Volume Construction <text:span text:style-name="T6">(Thomas Jones, Diego Tong) </text:span></text:p>
        </text:list-item>
        <text:list-item>
          <text:p text:style-name="P8">Particle Systems <text:span text:style-name="T6">(Dillon Kerr, James O’Neill, Brayden O’Neill)</text:span></text:p>
        </text:list-item>
        <text:list-item>
          <text:p text:style-name="P8">Spatial Data Structures <text:span text:style-name="T6">(Caolan Gadd, Elijah Omotosho, Martin Colclough)</text:span></text:p>
        </text:list-item>
        <text:list-item>
          <text:p text:style-name="P8">Mass Spring Systems <text:span text:style-name="T6">(Mikolaj Lenczwski, Stephen Treacy)</text:span></text:p>
        </text:list-item>
        <text:list-item>
          <text:p text:style-name="P8">Impulse Based Collision Response <text:span text:style-name="T6">(Jordan O’Loughlin, Sylwester Szwed)</text:span></text:p>
        </text:list-item>
      </text:list>
      <text:p text:style-name="P5"/>
      <text:p text:style-name="P4">Submission:</text:p>
      <text:p text:style-name="P6">Submit to the upload link provided on Mood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4T12:33:31.539351593</meta:creation-date>
    <dc:date>2020-12-01T12:48:15.118874625</dc:date>
    <meta:editing-duration>PT15H2M1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35" meta:character-count="872" meta:non-whitespace-character-count="752"/>
  </office:meta>
</office:document-meta>
</file>